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Long_20_Dash" svg:stroke-width="0.051cm" svg:stroke-color="#808080" draw:marker-start-width="0.279cm" draw:marker-end-width="0.279cm" draw:fill="none" draw:textarea-horizontal-align="justify" draw:textarea-vertical-align="middle" draw:auto-grow-height="false" fo:min-height="8.318cm" fo:min-width="12.17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9cm" fo:min-width="0cm"/>
      <style:paragraph-properties style:writing-mode="lr-tb"/>
    </style:style>
    <style:style style:name="gr5" style:family="graphic" style:parent-style-name="standard">
      <style:graphic-properties svg:stroke-width="0.051cm" svg:stroke-color="#999999" draw:marker-start-width="0.279cm" draw:marker-end-width="0.279cm" draw:fill="solid" draw:fill-color="#dddddd" draw:textarea-horizontal-align="justify" draw:textarea-vertical-align="middle" draw:auto-grow-height="false" fo:min-height="2.036cm" fo:min-width="4.072cm" fo:padding-top="0.15cm" fo:padding-bottom="0.15cm" fo:padding-left="0.275cm" fo:padding-right="0.275cm"/>
      <style:paragraph-properties style:writing-mode="lr-tb"/>
    </style:style>
    <style:style style:name="gr6" style:family="graphic" style:parent-style-name="objectwithoutfill">
      <style:graphic-properties svg:stroke-width="0.106cm" svg:stroke-color="#ff0000" draw:marker-start-width="0.361cm" draw:marker-end="Arrow" draw:marker-end-width="0.361cm" draw:fill="solid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081cm" svg:stroke-color="#00a933" draw:marker-start-width="0.324cm" draw:marker-end="Arrow" draw:marker-end-width="0.324cm" draw:fill="solid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dash" draw:stroke-dash="Long_20_Dash" svg:stroke-width="0.051cm" svg:stroke-color="#808080" draw:marker-start-width="0.279cm" draw:marker-end-width="0.279cm" draw:fill="none" draw:textarea-horizontal-align="justify" draw:textarea-vertical-align="middle" draw:auto-grow-height="false" fo:min-height="8.318cm" fo:min-width="6.598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1cm" svg:stroke-color="#000000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106cm" svg:stroke-color="#ff0000" draw:marker-start-width="0.361cm" draw:marker-end="" draw:marker-end-width="0.361cm" draw:fill="solid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  <style:paragraph-properties style:writing-mode="lr-tb"/>
    </style:style>
    <style:style style:name="gr12" style:family="graphic" style:parent-style-name="objectwithoutfill">
      <style:graphic-properties svg:stroke-width="0.106cm" svg:stroke-color="#00a933" draw:marker-start-width="0.361cm" draw:marker-end="" draw:marker-end-width="0.361cm" draw:fill="solid" draw:textarea-vertical-align="middle" fo:padding-top="0.177cm" fo:padding-bottom="0.177cm" fo:padding-left="0.302cm" fo:padding-right="0.3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9cm"/>
      <style:paragraph-properties style:writing-mode="lr-tb"/>
    </style:style>
    <style:style style:name="gr14" style:family="graphic" style:parent-style-name="objectwithoutfill">
      <style:graphic-properties svg:stroke-width="0.106cm" svg:stroke-color="#ff0000" draw:marker-start-width="0.361cm" draw:marker-end="Arrow" draw:marker-end-width="0.463cm" draw:fill="solid" draw:textarea-vertical-align="middle" fo:padding-top="0.177cm" fo:padding-bottom="0.177cm" fo:padding-left="0.302cm" fo:padding-right="0.3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12cm"/>
      <style:paragraph-properties style:writing-mode="lr-tb"/>
    </style:style>
    <style:style style:name="gr16" style:family="graphic" style:parent-style-name="objectwithoutfill">
      <style:graphic-properties svg:stroke-width="0.051cm" svg:stroke-color="#000000" draw:marker-start-width="0.279cm" draw:marker-end="" draw:marker-end-width="0.279cm" draw:fill="solid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text-align="center" style:writing-mode="lr-tb"/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solid" draw:fill-color="#dddddd"/>
      <style:paragraph-properties fo:text-align="center" style:writing-mode="lr-tb"/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center" style:writing-mode="lr-tb"/>
      <style:text-properties fo:color="#000000" loext:opacity="100%" fo:font-size="26pt" fo:text-shadow="none" fo:font-weight="bold" style:font-size-asian="26pt" style:font-weight-asian="bold" style:font-size-complex="26pt" style:font-weight-complex="bold"/>
    </style:style>
    <style:style style:name="P8" style:family="paragraph">
      <loext:graphic-properties draw:fill="solid" draw:fill-color="#dddddd"/>
      <style:paragraph-properties fo:text-align="center" style:writing-mode="lr-tb"/>
      <style:text-properties fo:color="#000000" loext:opacity="100%" fo:font-size="26pt" fo:text-shadow="none" fo:font-weight="bold" style:font-size-asian="26pt" style:font-weight-asian="bold" style:font-size-complex="26pt" style:font-weight-complex="bold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 draw:fill-color="#ffffff"/>
      <style:text-properties fo:font-size="14pt" style:font-size-asian="14pt" style:font-size-complex="14pt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0000" loext:opacity="100%" fo:font-size="26pt" fo:text-shadow="none" fo:font-weight="bold" style:font-size-asian="26pt" style:font-weight-asian="bold" style:font-size-complex="26pt" style:font-weight-complex="bold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722cm" svg:height="8.62cm" svg:x="0.922cm" svg:y="1.23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94cm" svg:height="0.962cm" svg:x="18.148cm" svg:y="0.262cm">
          <draw:text-box>
            <text:p><text:span text:style-name="T1">AIR</text:span></text:p>
          </draw:text-box>
        </draw:frame>
        <draw:frame draw:style-name="gr3" draw:text-style-name="P4" draw:layer="layout" svg:width="1.052cm" svg:height="3.806cm" svg:x="-0.13cm" svg:y="3.372cm">
          <draw:text-box>
            <text:p text:style-name="P3"><text:span text:style-name="T1">R I V E R</text:span></text:p>
          </draw:text-box>
        </draw:frame>
        <draw:frame draw:style-name="gr4" draw:text-style-name="P4" draw:layer="layout" svg:width="1.052cm" svg:height="2.74cm" svg:x="24.608cm" svg:y="5.796cm">
          <draw:text-box>
            <text:p text:style-name="P3"><text:span text:style-name="T1">S E A</text:span></text:p>
          </draw:text-box>
        </draw:frame>
        <draw:custom-shape draw:style-name="gr5" draw:text-style-name="P6" xml:id="id1" draw:id="id1" draw:layer="layout" svg:width="4.572cm" svg:height="2.286cm" svg:x="2.954cm" svg:y="2.248cm">
          <text:p text:style-name="P5"><text:span text:style-name="T2">NH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4.572cm" svg:height="2.286cm" svg:x="8.432cm" svg:y="6.058cm">
          <text:p text:style-name="P5"><text:span text:style-name="T2">NO3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572cm" svg:height="2.286cm" svg:x="18.692cm" svg:y="2.248cm">
          <text:p text:style-name="P7"><text:span text:style-name="T3">O2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20.994cm" svg:y1="4.518cm" svg:x2="20.994cm" svg:y2="7.058cm">
          <text:p/>
        </draw:line>
        <draw:line draw:style-name="gr7" draw:text-style-name="P9" draw:layer="layout" svg:x1="20.978cm" svg:y1="0.216cm" svg:x2="20.978cm" svg:y2="2.248cm">
          <text:p/>
        </draw:line>
        <draw:custom-shape draw:style-name="gr8" draw:text-style-name="P1" draw:layer="layout" svg:width="7.15cm" svg:height="8.62cm" svg:x="17.322cm" svg:y="1.23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052cm" svg:height="3.806cm" svg:x="16.208cm" svg:y="5.396cm">
          <draw:text-box>
            <text:p text:style-name="P3"><text:span text:style-name="T1">R I V E R</text:span></text:p>
          </draw:text-box>
        </draw:frame>
        <draw:frame draw:style-name="gr4" draw:text-style-name="P4" draw:layer="layout" svg:width="1.052cm" svg:height="2.74cm" svg:x="13.708cm" svg:y="3.696cm">
          <draw:text-box>
            <text:p text:style-name="P3"><text:span text:style-name="T1">S E A</text:span></text:p>
          </draw:text-box>
        </draw:frame>
        <draw:frame draw:style-name="gr2" draw:text-style-name="P2" draw:layer="layout" svg:width="1.594cm" svg:height="0.962cm" svg:x="1.648cm" svg:y="0.262cm">
          <draw:text-box>
            <text:p><text:span text:style-name="T1">AIR</text:span></text:p>
          </draw:text-box>
        </draw:frame>
        <draw:line draw:style-name="gr9" draw:text-style-name="P9" draw:layer="layout" svg:x1="0.16cm" svg:y1="2.756cm" svg:x2="2.954cm" svg:y2="2.756cm">
          <text:p/>
        </draw:line>
        <draw:line draw:style-name="gr9" draw:text-style-name="P9" draw:layer="layout" svg:x1="7.526cm" svg:y1="2.756cm" svg:x2="14.406cm" svg:y2="2.756cm">
          <text:p/>
        </draw:line>
        <draw:line draw:style-name="gr9" draw:text-style-name="P9" draw:layer="layout" svg:x1="13.004cm" svg:y1="7.074cm" svg:x2="14.514cm" svg:y2="7.074cm">
          <text:p/>
        </draw:line>
        <draw:line draw:style-name="gr9" draw:text-style-name="P9" draw:layer="layout" svg:x1="0.16cm" svg:y1="7.836cm" svg:x2="8.432cm" svg:y2="7.836cm">
          <text:p/>
        </draw:line>
        <draw:line draw:style-name="gr9" draw:text-style-name="P9" draw:layer="layout" svg:x1="15.898cm" svg:y1="2.756cm" svg:x2="18.692cm" svg:y2="2.756cm">
          <text:p/>
        </draw:line>
        <draw:line draw:style-name="gr9" draw:text-style-name="P9" draw:layer="layout" svg:x1="23.264cm" svg:y1="2.756cm" svg:x2="26.058cm" svg:y2="2.756cm">
          <text:p/>
        </draw:line>
        <draw:line draw:style-name="gr10" draw:text-style-name="P9" draw:layer="layout" svg:x1="8.525cm" svg:y1="11.157cm" svg:x2="9.779cm" svg:y2="11.16cm">
          <text:p/>
        </draw:line>
        <draw:frame draw:style-name="gr11" draw:text-style-name="P10" draw:layer="layout" svg:width="3.635cm" svg:height="0.962cm" svg:x="10.003cm" svg:y="10.669cm">
          <draw:text-box>
            <text:p>Nitrification</text:p>
          </draw:text-box>
        </draw:frame>
        <draw:line draw:style-name="gr12" draw:text-style-name="P9" draw:layer="layout" svg:x1="14.213cm" svg:y1="11.157cm" svg:x2="15.467cm" svg:y2="11.16cm">
          <text:p/>
        </draw:line>
        <draw:frame draw:style-name="gr13" draw:text-style-name="P10" draw:layer="layout" svg:width="3.19cm" svg:height="0.962cm" svg:x="15.691cm" svg:y="10.669cm">
          <draw:text-box>
            <text:p>Aeration</text:p>
          </draw:text-box>
        </draw:frame>
        <draw:connector draw:style-name="gr14" draw:text-style-name="P9" draw:layer="layout" svg:x1="7.526cm" svg:y1="3.391cm" svg:x2="10.718cm" svg:y2="6.058cm" draw:start-shape="id1" draw:start-glue-point="1" draw:end-shape="id2" draw:end-glue-point="0" svg:d="M7526 3391h3192v2667" svg:viewBox="0 0 3193 2668">
          <text:p/>
        </draw:connector>
        <draw:frame draw:style-name="gr15" draw:text-style-name="P2" draw:layer="layout" svg:width="3.512cm" svg:height="0.962cm" svg:x="17.438cm" svg:y="8.89cm">
          <draw:text-box>
            <text:p><text:span text:style-name="T1">ESTUARY</text:span></text:p>
          </draw:text-box>
        </draw:frame>
        <draw:frame draw:style-name="gr15" draw:text-style-name="P2" draw:layer="layout" svg:width="3.512cm" svg:height="0.962cm" svg:x="10.132cm" svg:y="8.896cm">
          <draw:text-box>
            <text:p><text:span text:style-name="T1">ESTUARY</text:span></text:p>
          </draw:text-box>
        </draw:frame>
        <draw:line draw:style-name="gr16" draw:text-style-name="P9" draw:layer="layout" svg:x1="19.6cm" svg:y1="11.157cm" svg:x2="20.854cm" svg:y2="11.16cm">
          <text:p/>
        </draw:line>
        <draw:frame draw:style-name="gr13" draw:text-style-name="P10" draw:layer="layout" svg:width="3.19cm" svg:height="0.962cm" svg:x="21.078cm" svg:y="10.669cm">
          <draw:text-box>
            <text:p>Transport</text:p>
          </draw:text-box>
        </draw:frame>
        <draw:frame draw:style-name="gr17" draw:text-style-name="P11" draw:layer="layout" svg:width="1.878cm" svg:height="0.806cm" svg:x="0.228cm" svg:y="1.85cm">
          <draw:text-box>
            <text:p><text:span text:style-name="T4">import</text:span></text:p>
          </draw:text-box>
        </draw:frame>
        <draw:frame draw:style-name="gr17" draw:text-style-name="P11" draw:layer="layout" svg:width="1.878cm" svg:height="0.806cm" svg:x="0.222cm" svg:y="7.93cm">
          <draw:text-box>
            <text:p><text:span text:style-name="T4">import</text:span></text:p>
          </draw:text-box>
        </draw:frame>
        <draw:frame draw:style-name="gr17" draw:text-style-name="P11" draw:layer="layout" svg:width="1.878cm" svg:height="0.806cm" svg:x="16.344cm" svg:y="1.85cm">
          <draw:text-box>
            <text:p><text:span text:style-name="T4">import</text:span></text:p>
          </draw:text-box>
        </draw:frame>
        <draw:frame draw:style-name="gr17" draw:text-style-name="P11" draw:layer="layout" svg:width="1.882cm" svg:height="0.806cm" svg:x="12.45cm" svg:y="1.75cm">
          <draw:text-box>
            <text:p><text:span text:style-name="T4">export</text:span></text:p>
          </draw:text-box>
        </draw:frame>
        <draw:frame draw:style-name="gr17" draw:text-style-name="P11" draw:layer="layout" svg:width="1.882cm" svg:height="0.806cm" svg:x="13.05cm" svg:y="7.25cm">
          <draw:text-box>
            <text:p><text:span text:style-name="T4">export</text:span></text:p>
          </draw:text-box>
        </draw:frame>
        <draw:frame draw:style-name="gr17" draw:text-style-name="P11" draw:layer="layout" svg:width="1.882cm" svg:height="0.806cm" svg:x="23.65cm" svg:y="1.85cm">
          <draw:text-box>
            <text:p><text:span text:style-name="T4">export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16cm" fo:page-height="11.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058cm" svg:x="1cm" svg:y="4.243cm"/>
      <draw:page-thumbnail draw:layer="backgroundobjects" svg:width="8.999cm" svg:height="4.058cm" svg:x="1cm" svg:y="12.819cm"/>
      <draw:page-thumbnail draw:layer="backgroundobjects" svg:width="8.999cm" svg:height="4.058cm" svg:x="1cm" svg:y="21.395cm"/>
      <draw:page-thumbnail draw:layer="backgroundobjects" svg:width="8.999cm" svg:height="4.058cm" svg:x="11cm" svg:y="4.243cm"/>
      <draw:page-thumbnail draw:layer="backgroundobjects" svg:width="8.999cm" svg:height="4.058cm" svg:x="11cm" svg:y="12.819cm"/>
      <draw:page-thumbnail draw:layer="backgroundobjects" svg:width="8.999cm" svg:height="4.058cm" svg:x="11cm" svg:y="21.39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ubos Polerecky</meta:initial-creator>
    <meta:creation-date>2022-04-16T14:50:24.684746023</meta:creation-date>
    <dc:date>2024-03-07T13:59:24.271109762</dc:date>
    <dc:creator>Lubos Polerecky</dc:creator>
    <meta:editing-duration>PT43M48S</meta:editing-duration>
    <meta:editing-cycles>19</meta:editing-cycles>
    <meta:generator>LibreOffice/7.3.7.2$Linux_X86_64 LibreOffice_project/30$Build-2</meta:generator>
    <meta:document-statistic meta:object-count="57"/>
  </office:meta>
</office:document-meta>
</file>